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T1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style:font-name="Times New Roman" fo:font-size="12pt" fo:letter-spacing="normal" fo:font-style="normal" fo:font-weight="bold" style:font-style-asian="normal" style:font-style-complex="normal"/>
    </style:style>
    <style:style style:name="T6" style:family="text">
      <style:text-properties fo:font-variant="normal" fo:text-transform="none" style:font-name="Times New Roman" fo:font-size="12pt" fo:letter-spacing="normal" fo:font-weight="normal"/>
    </style:style>
    <style:style style:name="T7" style:family="text">
      <style:text-properties fo:font-variant="normal" fo:text-transform="none" style:font-name="Times New Roman" fo:font-size="12pt" fo:letter-spacing="normal"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14" style:family="text">
      <style:text-properties style:font-name="Times New Roman" fo:font-size="12pt" fo:letter-spacing="normal" fo:font-weight="normal"/>
    </style:style>
    <style:style style:name="T15" style:family="text">
      <style:text-properties style:font-name="Times New Roman" fo:font-size="12pt" fo:letter-spacing="normal" fo:font-weight="normal" style:font-weight-asian="normal" style:font-weight-complex="normal"/>
    </style:style>
    <style:style style:name="T16" style:family="text">
      <style:text-properties style:font-name="Times New Roman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text:span text:style-name="Strong_20_Emphasis"><text:span text:style-name="T8">Fiche descriptive 13</text:span></text:span></text:p>
            <text:p text:style-name="P1"><text:bookmark text:name="r-211166111"/><text:span text:style-name="Strong_20_Emphasis"><text:span text:style-name="T8">Nom : </text:span></text:span><text:span text:style-name="Strong_20_Emphasis"><text:span text:style-name="T9">Indiquer que la livraison est effectuée</text:span></text:span><text:span text:style-name="Strong_20_Emphasis"><text:span text:style-name="T8"> </text:span></text:span>(package « Gestion des achats »)<text:line-break/><text:span text:style-name="Strong_20_Emphasis"><text:span text:style-name="T8">Acteur(s) : </text:span></text:span><text:span text:style-name="Strong_20_Emphasis"><text:span text:style-name="T9">Employé</text:span></text:span><text:line-break/><text:span text:style-name="Strong_20_Emphasis"><text:span text:style-name="T8">Description : </text:span></text:span><text:span text:style-name="Strong_20_Emphasis"><text:span text:style-name="T9">L'acteur indique que la commande a été livré.</text:span></text:span><text:line-break/><text:span text:style-name="Strong_20_Emphasis"><text:span text:style-name="T8">Auteur : </text:span></text:span>Deroussen nicolas<text:line-break/><text:span text:style-name="Strong_20_Emphasis"><text:span text:style-name="T8">Date(s) : </text:span></text:span><text:span text:style-name="Strong_20_Emphasis"><text:span text:style-name="T9">24</text:span></text:span><text:span text:style-name="T9">/0</text:span>6/2019</text:p>
            <text:p text:style-name="P2"><text:bookmark text:name="r-213020511"/><text:span text:style-name="Strong_20_Emphasis"><text:span text:style-name="T8">Pré-conditions : </text:span></text:span><text:span text:style-name="Strong_20_Emphasis"><text:span text:style-name="T9">Aucune.</text:span></text:span><text:line-break/><text:span text:style-name="Strong_20_Emphasis"><text:span text:style-name="T8">Démarrage : </text:span></text:span>L’ <text:span text:style-name="Emphasis"><text:span text:style-name="T13">utilisateur</text:span></text:span> à ouvert l'onglet <text:span text:style-name="Strong_20_Emphasis"><text:span text:style-name="T9">Indiquer que la livraison est effectuée</text:span></text:span><text:span text:style-name="Strong_20_Emphasis"><text:span text:style-name="T8">.</text:span></text:span></text:p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1"><text:bookmark text:name="r-211166411"/><text:span text:style-name="Strong_20_Emphasis"><text:span text:style-name="T8">DESCRIPTION</text:span></text:span></text:p>
            <text:p text:style-name="P1"><text:bookmark text:name="r-211166511"/><text:span text:style-name="Strong_20_Emphasis"><text:span text:style-name="T8">Le scénario nominal :</text:span></text:span></text:p>
            <text:p text:style-name="P2"><text:bookmark text:name="r-211166611"/>1. <text:span text:style-name="Emphasis"><text:span text:style-name="T10">Le </text:span></text:span><text:span text:style-name="Emphasis"><text:span text:style-name="T11">système</text:span></text:span><text:span text:style-name="Emphasis"><text:span text:style-name="T10"> affiche la page de gestion des commandes avec leur(s) statut(s).</text:span></text:span><text:line-break/>2. <text:span text:style-name="Emphasis"><text:span text:style-name="T13">L</text:span></text:span><text:span text:style-name="Emphasis"><text:span text:style-name="T14">’ utilisateur</text:span></text:span><text:span text:style-name="Emphasis"><text:span text:style-name="T2"> sélectionne une commande en cours.</text:span></text:span><text:line-break/>3. <text:span text:style-name="Emphasis"><text:span text:style-name="T12">Le </text:span></text:span><text:span text:style-name="Emphasis"><text:span text:style-name="T11">système</text:span></text:span><text:span text:style-name="Emphasis"><text:span text:style-name="T12"> affiche la description de la commande demandée par l'</text:span></text:span><text:span text:style-name="Emphasis"><text:span text:style-name="T15">utilisateur </text:span></text:span><text:span text:style-name="Emphasis"><text:span text:style-name="T12">.</text:span></text:span></text:p>
            <text:p text:style-name="P2"><text:span text:style-name="Emphasis"><text:span text:style-name="T3">4. L</text:span></text:span><text:span text:style-name="Emphasis"><text:span text:style-name="T7">’ utilisateur</text:span></text:span><text:span text:style-name="Emphasis"><text:span text:style-name="T3"> change le statut de la commande en cours par "Livrée".</text:span></text:span></text:p>
            <text:p text:style-name="P2"><text:span text:style-name="Emphasis"><text:span text:style-name="T3">5. Le </text:span></text:span><text:span text:style-name="Emphasis"><text:span text:style-name="T4">système</text:span></text:span><text:span text:style-name="Emphasis"><text:span text:style-name="T3"> enregistre les modifications dans la base de donnée.</text:span></text:span></text:p>
            <text:p text:style-name="P2"><text:span text:style-name="Emphasis"><text:span text:style-name="T3">6. Le </text:span></text:span><text:span text:style-name="Emphasis"><text:span text:style-name="T4">système</text:span></text:span><text:span text:style-name="Emphasis"><text:span text:style-name="T3"> actualise les informations avec les modifications sur le site.</text:span></text:span><text:line-break/><text:bookmark text:name="r-211167211"/><text:bookmark text:name="r-211167111"/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6911"/><text:span text:style-name="Strong_20_Emphasis"><text:span text:style-name="T8">Les scénarios alternatifs</text:span></text:span><text:span text:style-name="Strong_20_Emphasis"><text:span text:style-name="T16"> :</text:span></text:span></text:p>
            <text:p text:style-name="P2"><text:bookmark text:name="r-211167611"/><text:bookmark text:name="r-211167511"/><text:span text:style-name="Strong_20_Emphasis"><text:span text:style-name="T1">2. </text:span></text:span><text:span text:style-name="Emphasis"><text:span text:style-name="T2">L</text:span></text:span><text:span text:style-name="Emphasis"><text:span text:style-name="T6">’ utilisateur</text:span></text:span><text:span text:style-name="Emphasis"><text:span text:style-name="T2"> <text:s/></text:span></text:span><text:span text:style-name="Strong_20_Emphasis"><text:span text:style-name="T1">décide de quitter </text:span></text:span><text:span text:style-name="Emphasis"><text:span text:style-name="T2">la page de gestion des commandes avec leur(s) statut(s).</text:span></text:span></text:p>
            <text:p text:style-name="P2"><text:span text:style-name="Strong_20_Emphasis"><text:span text:style-name="T2">4.a </text:span></text:span><text:span text:style-name="Emphasis"><text:span text:style-name="T2">L</text:span></text:span><text:span text:style-name="Emphasis"><text:span text:style-name="T6">’ utilisateur</text:span></text:span><text:span text:style-name="Emphasis"><text:span text:style-name="T2"> <text:s/></text:span></text:span><text:span text:style-name="Strong_20_Emphasis"><text:span text:style-name="T2">décide de quitter </text:span></text:span><text:span text:style-name="Emphasis"><text:span text:style-name="T2">la page de gestion des commandes avec leur(s) statut(s).</text:span></text:span></text:p>
            <text:p text:style-name="P2"><text:span text:style-name="Emphasis"><text:span text:style-name="T2">4.b L</text:span></text:span><text:span text:style-name="Emphasis"><text:span text:style-name="T6">’ utilisateur</text:span></text:span><text:span text:style-name="Emphasis"><text:span text:style-name="T2"> <text:s/></text:span></text:span><text:span text:style-name="Strong_20_Emphasis"><text:span text:style-name="T2">décide de quitter </text:span></text:span><text:span text:style-name="Emphasis"><text:span text:style-name="T2">la page de </text:span></text:span><text:span text:style-name="Emphasis"><text:span text:style-name="T3">description de la commande demandée</text:span></text:span><text:span text:style-name="Emphasis"><text:span text:style-name="T2">.</text:span></text:span></text:p>
            <text:p text:style-name="P2"><text:span text:style-name="Emphasis"><text:span text:style-name="T2"/></text:span></text:p>
          </table:table-cell>
        </table:table-row>
        <table:table-row table:style-name="Tableau3.4">
          <table:table-cell table:style-name="Tableau3.A1" office:value-type="string">
            <text:p text:style-name="P1"><text:span text:style-name="Strong_20_Emphasis"><text:span text:style-name="T8">Les scénarios d'exceptions :</text:span></text:span></text:p>
          </table:table-cell>
        </table:table-row>
        <table:table-row table:style-name="Tableau3.1">
          <table:table-cell table:style-name="Tableau3.A1" office:value-type="string">
            <text:p text:style-name="P2"><text:bookmark text:name="r-211167711"/><text:span text:style-name="Strong_20_Emphasis"><text:span text:style-name="T8">Fin : </text:span></text:span><text:span text:style-name="Strong_20_Emphasis"><text:span text:style-name="T9">Scénario nominal : aux étapes 2 et 4, sur décision de l'utilisateur.</text:span></text:span></text:p>
          </table:table-cell>
        </table:table-row>
      </table:table>
      <text:p text:style-name="P2"><text:span text:style-name="Strong_20_Emphasis"><text:span text:style-name="T5">Post-conditions : </text:span></text:span><text:span text:style-name="Emphasis"><text:span text:style-name="T2">Aucu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6S</meta:editing-duration>
    <meta:editing-cycles>7</meta:editing-cycles>
    <meta:generator>OpenOffice/4.1.6$Win32 OpenOffice.org_project/416m1$Build-9790</meta:generator>
    <dc:date>2019-07-17T14:16:26.81</dc:date>
    <meta:document-statistic meta:table-count="1" meta:image-count="0" meta:object-count="0" meta:page-count="1" meta:paragraph-count="16" meta:word-count="197" meta:character-count="1219"/>
    <meta:user-defined meta:name="Info 1"/>
    <meta:user-defined meta:name="Info 2"/>
    <meta:user-defined meta:name="Info 3"/>
    <meta:user-defined meta:name="Info 4"/>
  </office:meta>
</office:document-meta>
</file>